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2" style:family="paragraph"/>
    <style:style style:name="P3" style:parent-style-name="ListParagraph" style:family="paragraph">
      <style:paragraph-properties fo:margin-left="0.75in">
        <style:tab-stops/>
      </style:paragraph-properties>
      <style:text-properties fo:font-weight="bold" style:font-weight-asian="bold"/>
    </style:style>
    <style:style style:name="P4" style:parent-style-name="ListParagraph" style:list-style-name="LFO2" style:family="paragraph"/>
    <style:style style:name="P5" style:parent-style-name="ListParagraph" style:family="paragraph">
      <style:paragraph-properties fo:margin-left="0.75in">
        <style:tab-stops/>
      </style:paragraph-properties>
      <style:text-properties fo:font-weight="bold" style:font-weight-asian="bold"/>
    </style:style>
    <style:style style:name="P6" style:parent-style-name="ListParagraph" style:list-style-name="LFO2" style:family="paragraph"/>
    <style:style style:name="P7" style:parent-style-name="ListParagraph" style:family="paragraph">
      <style:paragraph-properties fo:margin-left="0.75in">
        <style:tab-stops/>
      </style:paragraph-properties>
      <style:text-properties fo:font-weight="bold" style:font-weight-asian="bold"/>
    </style:style>
    <style:style style:name="P8" style:parent-style-name="ListParagraph" style:list-style-name="LFO2" style:family="paragraph"/>
    <style:style style:name="P9" style:parent-style-name="ListParagraph" style:list-style-name="LFO3" style:family="paragraph"/>
    <style:style style:name="P10" style:parent-style-name="ListParagraph" style:list-style-name="LFO3" style:family="paragraph"/>
    <style:style style:name="P11" style:parent-style-name="ListParagraph" style:list-style-name="LFO3" style:family="paragraph"/>
    <style:style style:name="P12" style:parent-style-name="ListParagraph" style:list-style-name="LFO3" style:family="paragraph"/>
    <style:style style:name="P13" style:parent-style-name="ListParagraph" style:list-style-name="LFO3" style:family="paragraph"/>
    <style:style style:name="P14" style:parent-style-name="Normal" style:family="paragraph">
      <style:paragraph-properties fo:margin-left="0.75in">
        <style:tab-stops/>
      </style:paragraph-properties>
    </style:style>
    <style:style style:name="T15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16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17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18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19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20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21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Answer the following questions. Provide links or evidence<text:s/>to<text:s/>support your answers. Check your<text:s/>answers with<text:s/>the module tutor<text:s/>or teaching assistant<text:s/>at the end of class or the start of the next lab.</text:p>
      <text:list text:style-name="LFO2" text:continue-numbering="true">
        <text:list-item>
          <text:p text:style-name="P2">Which shader first received the geometry data to be rendered?</text:p>
        </text:list-item>
      </text:list>
      <text:p text:style-name="P3">Colour_vs.hlsl (Vertex shader)</text:p>
      <text:list text:style-name="LFO2" text:continue-numbering="true">
        <text:list-item>
          <text:p text:style-name="P4">When rendering a simple triangle how many times is the vertex shader called?</text:p>
        </text:list-item>
      </text:list>
      <text:p text:style-name="P5">Once per vertex, uses SIMD (Single Instruction Multiple Dispatch) which is similar to the CPU task farm but it<text:s/>works more like a stream.</text:p>
      <text:list text:style-name="LFO2" text:continue-numbering="true">
        <text:list-item>
          <text:p text:style-name="P6">Assuming a window with resolution 800x600, if rendering a quad large enough to fill the entire window what is the minimum number of times the pixel shader will be called? And why?</text:p>
        </text:list-item>
      </text:list>
      <text:p text:style-name="P7">480,000 times as it goes over what is drawn on screen, so it would go over<text:s/>at least<text:s/>240,000 times if the quad was covering half of the screen</text:p>
      <text:list text:style-name="LFO2" text:continue-numbering="true">
        <text:list-item>
          <text:p text:style-name="P8">Which of the following stage(s) happen between the Vertex and Pixel shaders when rendering the simple triangle from the lecture? And why? (Hint: look up the rendering pipeline on MSDN or Google or in the lecture slides).</text:p>
        </text:list-item>
      </text:list>
      <text:list text:style-name="LFO3" text:continue-numbering="true">
        <text:list-item>
          <text:p text:style-name="P9">Rasterizer</text:p>
        </text:list-item>
        <text:list-item>
          <text:p text:style-name="P10">Hull shader stage</text:p>
        </text:list-item>
        <text:list-item>
          <text:p text:style-name="P11">Domain shader stage</text:p>
        </text:list-item>
        <text:list-item>
          <text:p text:style-name="P12">Stream output stage</text:p>
        </text:list-item>
        <text:list-item>
          <text:p text:style-name="P13">Tessellator stage</text:p>
        </text:list-item>
      </text:list>
      <text:p text:style-name="P14"><text:span text:style-name="T15">All the stages ‘occur’ but only the rasterizer stage is used as the vertex data is converted into an image, and also because there are no other shaders</text:span><text:span text:style-name="T16"><text:s/>present</text:span><text:span text:style-name="T17"><text:s/></text:span><text:span text:style-name="T18">in-between</text:span><text:span text:style-name="T19"><text:s/>(that I’m aware of).</text:span><text:span text:style-name="T20"><text:s/></text:span><text:span text:style-name="T21">Only a (Rasterizer) happens as the other shaders are set to null, in the simple triangle exampl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ELIKS JAKIMOW</meta:initial-creator>
    <dc:creator>FELIKS JAKIMOW</dc:creator>
    <meta:creation-date>2019-09-11T08:48:00Z</meta:creation-date>
    <dc:date>2019-09-11T09:36:00Z</dc:date>
    <meta:template xlink:href="Normal" xlink:type="simple"/>
    <meta:editing-cycles>1</meta:editing-cycles>
    <meta:editing-duration>PT2880S</meta:editing-duration>
    <meta:document-statistic meta:page-count="1" meta:paragraph-count="2" meta:word-count="212" meta:character-count="1421" meta:row-count="10" meta:non-whitespace-character-count="1211"/>
  </office:meta>
</office:document-meta>
</file>